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style:contextual-spacing="false" fo:line-height="115%" fo:text-align="start" style:justify-single-word="false"/>
    </style:style>
    <style:style style:name="P2" style:family="paragraph" style:parent-style-name="Standard">
      <style:paragraph-properties fo:margin-top="0cm" fo:margin-bottom="0.353cm" style: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3" style:family="paragraph" style:parent-style-name="Standard">
      <style:paragraph-properties fo:margin-top="0cm" fo:margin-bottom="0.353cm" style:contextual-spacing="false" fo:line-height="115%" fo:text-align="start" style:justify-single-word="false"/>
      <style:text-properties style:use-window-font-color="true" style:font-name="Calibri1" fo:font-size="11pt" fo:font-weight="normal" fo:background-color="#ffffff" style:font-name-asian="Calibri1" style:font-name-complex="Calibri1"/>
    </style:style>
    <style:style style:name="P4" style:family="paragraph" style:parent-style-name="Standard">
      <style:paragraph-properties fo:margin-top="0cm" fo:margin-bottom="0.353cm" style:contextual-spacing="false" fo:line-height="115%" fo:text-align="start" style:justify-single-word="false"/>
      <style:text-properties fo:color="#ff0000" style:font-name="Calibri1" fo:font-size="14pt"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P5" style:family="paragraph" style:parent-style-name="Standard">
      <style:paragraph-properties fo:margin-top="0cm" fo:margin-bottom="0.353cm" style:contextual-spacing="false" fo:line-height="115%" fo:text-align="start" style:justify-single-word="false"/>
      <style:text-properties fo:color="#00b050" style:font-name="Calibri1" fo:font-size="11pt"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P6" style:family="paragraph" style:parent-style-name="Standard">
      <style:paragraph-properties fo:margin-top="0cm" fo:margin-bottom="0.353cm" style:contextual-spacing="false" fo:line-height="115%" fo:text-align="start" style:justify-single-word="false"/>
      <style:text-properties fo:color="#00b050" style:font-name="Calibri1" fo:font-size="11pt" style:text-underline-style="solid" style:text-underline-width="auto" style:text-underline-color="font-color" fo:font-weight="bold" style:text-underline-mode="continuous" style:text-overline-mode="continuous" style:text-line-through-mode="continuous" fo:background-color="#ffffff" style:font-name-asian="Calibri1" style:font-name-complex="Calibri1"/>
    </style:style>
    <style:style style:name="P7" style:family="paragraph" style:parent-style-name="Standard">
      <style:paragraph-properties fo:line-height="100%" fo:text-align="center" style:justify-single-word="false"/>
      <style:text-properties fo:color="#004dbb" style:font-name="Calibri1" fo:font-size="16pt"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P8" style:family="paragraph" style:parent-style-name="Standard">
      <style:paragraph-properties fo:line-height="100%" fo:text-align="center" style:justify-single-word="false"/>
      <style:text-properties fo:color="#004dbb" style:font-name="Calibri1" fo:font-size="16pt" fo:font-style="italic" fo:font-weight="bold" fo:background-color="transparent" style:font-name-asian="Calibri1" style:font-name-complex="Calibri1"/>
    </style:style>
    <style:style style:name="T1" style:family="text">
      <style:text-properties style:use-window-font-color="true" style:font-name="Calibri1" fo:font-size="11pt" fo:font-weight="normal" fo:background-color="transparent" style:font-name-asian="Calibri1" style:font-name-complex="Calibri1"/>
    </style:style>
    <style:style style:name="T2" style:family="text">
      <style:text-properties style:use-window-font-color="true" style:font-name="Calibri1" fo:font-size="11pt" fo:font-weight="normal" fo:background-color="#ffffff" style:font-name-asian="Calibri1" style:font-name-complex="Calibri1"/>
    </style:style>
    <style:style style:name="T3" style:family="text">
      <style:text-properties fo:color="#00b050" style:font-name="Calibri1" fo:font-size="11pt" fo:font-weight="normal" fo:background-color="transparent" style:font-name-asian="Calibri1" style:font-name-complex="Calibri1"/>
    </style:style>
    <style:style style:name="T4" style:family="text">
      <style:text-properties officeooo:rsid="001f1533"/>
    </style:style>
    <style:style style:name="T5" style:family="text">
      <style:text-properties officeooo:rsid="002108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apport de Projet :</text:p>
      <text:p text:style-name="P8">La Fourmi de Langton</text:p>
      <text:p text:style-name="P2"/>
      <text:p text:style-name="P4"><text:span text:style-name="T4">I - </text:span>Les classes utilisées :</text:p>
      <text:p text:style-name="P5">La classe Fourmi :</text:p>
      <text:p text:style-name="P2">La classe Fourmi est une classe abstraite qui contient les champs communs à toutes les fourmis, c'est-à-dire ce qui concerne <text:s/>la grille sur laquelle les fourmis se déplacent, la fenêtre dans laquelle le programme s'exécute, <text:s/>Le nombre de fourmis ainsi que leur statut de départ ou bien les conditions de temps lié au déplacement des fourmis.</text:p>
      <text:p text:style-name="P2">Fourmi comporte aussi une méthode permettant d'initialiser la grille.</text:p>
      <text:p text:style-name="P2"/>
      <text:p text:style-name="P5">Les classe FourmiCouleur : Rouge/Bleue/Jaune/Orange/Verte/Violette/Cyan/Rose :</text:p>
      <text:p text:style-name="P1"><text:span text:style-name="T1">Ces classes</text:span><text:span text:style-name="T3"> </text:span><text:span text:style-name="T1">contiennent les champs spécifiques aux différentes fourmis comme leur position sur la grille, la direction empruntée et une liste des toutes les fourmis de même types. </text:span></text:p>
      <text:p text:style-name="P2">Elles comportent donc une méthode décrivant leurs déplacements respectifs (par exemple la fourmi se déplace aléatoirement), une méthode déterminant les conditions de coloration des cases par les fourmis et/ou la direction emprunter à chaque fois que ces conditions sont remplis et enfin une méthode qui décrit une étape exécutée par une fourmi à chaque tour de boucle du programme principal.</text:p>
      <text:p text:style-name="P2">Les classes FourmiCouleur héritent de la classe Fourmi.</text:p>
      <text:p text:style-name="P2"/>
      <text:p text:style-name="P5">La classe Fenetre :</text:p>
      <text:p text:style-name="P2">Cette classe affiche la fenêtre d'exécution du programme. A l'intérieur sera affichée la grille ainsi que les fourmis dites vivantes, où on pourra observer leur évolution.</text:p>
      <text:p text:style-name="P2">Fenetre comporte les champs de paramètres de la grille (dimensions), et un constructeur lié à la création de la fenêtre et à l'initialisation de la grille.</text:p>
      <text:p text:style-name="P2">La classe Fenetre hérite de JFrame.</text:p>
      <text:p text:style-name="P2"/>
      <text:p text:style-name="P5">La classe DessinGrille :</text:p>
      <text:p text:style-name="P2">Cette classe est constituée des champs et d'un constructeur lié à la dimension de la grille. Elle possède aussi une méthode qui permet de peindre la grille complète en blanc, mais aussi chaque cases de la grille colorée par une fourmi. On l'utilise aussi pour peindre une fourmi en fonction de sa direction.</text:p>
      <text:p text:style-name="P2">DessinGrille hérite de JPanel.</text:p>
      <text:p text:style-name="P2"/>
      <text:p text:style-name="P5"><text:soft-page-break/>La classe ParametresGrille :</text:p>
      <text:p text:style-name="P2">Cette classe comporte les champ des différents objets de la fenêtre comme la fenêtre qui englobe les objets (JPanel), des champs de texte (JTextField) où l'utilisateur indiquera la taille de la grille et le délai entre chaque étape du programme, et un bouton (JButton) qui récupère les données situées dans les champs lorsqu'on clique dessus, bouton qui <text:s/>ferme la fenêtre de paramètres lorsque la récupération de données à été effectuée. </text:p>
      <text:p text:style-name="P2">Elle est constitué d'un constructeur qui créé la fenêtre et d'une méthode ActionPerformed qui est sollicitée lorsque l'on se sert du bouton. Elles permet la récupération des données contenues dans les objets "JTextField".</text:p>
      <text:p text:style-name="P2">Cette classe hérite de la classe JFrame et implémente l'interface ActionListener.</text:p>
      <text:p text:style-name="P2"/>
      <text:p text:style-name="P5">La classe ParametresFourmi :</text:p>
      <text:p text:style-name="P2">Cette classe comporte les champ des différents objets de la fenêtre comme la fenêtre qui englobe les objets (JPanel), des champs de texte (JTextField) où l'utilisateur indiquera le nombre de fourmis de chaque couleur qu'il souhaitera voir apparaître sur la grille et un bouton (JButton) qui récupère les données situées dans les champs lorsqu'on clique dessus, bouton qui <text:s/>ferme également la fenêtre de paramètres une fois la récupération de données effectuée.</text:p>
      <text:p text:style-name="P2">Elle est constitué d'un constructeur qui créé la fenêtre avec les différents objets et d'une méthode ActionPerformed qui est sollicitée lorsque l'on se sert du bouton. Elles permet la récupération des données contenues dans les objets "JTextField".</text:p>
      <text:p text:style-name="P2">Cette classe hérite de la classe JFrame et implémente l'interface ActionListener.</text:p>
      <text:p text:style-name="P2"/>
      <text:p text:style-name="P5">La classe TournantInvalideException :</text:p>
      <text:p text:style-name="P2">Cette classe est constitué d'une méthode permettant d'afficher le type de l'erreur, et d'une autre permettant de préciser d'où vient l'erreur.</text:p>
      <text:p text:style-name="P2">Elle est appelé lorsqu'une erreur se produit au niveau de la fonction tournant() clans une classe fourmiCouleur (par exemple si la fonction est appelée avec un paramètre qui ne correspond au choix proposé par la fonction).</text:p>
      <text:p text:style-name="P2">Cette classe hérite de la classe Exception.</text:p>
      <text:p text:style-name="P2"/>
      <text:p text:style-name="P5">La classe BordureException :</text:p>
      <text:p text:style-name="P2">Cette classe est constitué d'une méthode permettant d'afficher le type de l'erreur, et d'une autre permettant de préciser d'où vient l'erreur.</text:p>
      <text:p text:style-name="P2">Elle est appelé lorsqu'une fourmi sort de la grille et donc qu'elle touche une bordure.</text:p>
      <text:p text:style-name="P2">Cette classe hérite de la classe Exception.</text:p>
      <text:p text:style-name="P2"><text:soft-page-break/></text:p>
      <text:p text:style-name="P5">La classe DirectionInvalideException :</text:p>
      <text:p text:style-name="P2">Cette classe est constitué d'une méthode permettant d'afficher le type de l'erreur, et d'une autre permettant de préciser d'où vient l'erreur.</text:p>
      <text:p text:style-name="P2">Elle est appelé lorsqu'une fourmi prend une direction qui n'existe pas.</text:p>
      <text:p text:style-name="P2">Cette classe hérite de la classe Exception.</text:p>
      <text:p text:style-name="P2"/>
      <text:p text:style-name="P2"/>
      <text:p text:style-name="P4"><text:span text:style-name="T4">II - </text:span>Nos choix d'implémentations :</text:p>
      <text:p text:style-name="P5">Les listes de fourmis :</text:p>
      <text:p text:style-name="P2">Nous avons choisi d'implémenter les collections de fourmis avec des listes car nous avons pensé que c'était la manière la plus simple et la plus adaptée de gérer un grand nombre de fourmis de différentes classes de de plus ces listes nous ont permis d'avoir une gestion très dynamique des fourmis ; comme par exemple lors de l'utilisation de la classe ParametresFourmis où l'utilisateur rentre le nombre de fourmis qu'il souhaite voir apparaître a l'écran lors de l'exécution du programme, nous avons juste eu à ajouter le nombre de fourmis de chaque type dans des listes. Idem, pour la fourmi Cannibale (Violette), cela a grandement simplifié le procédé de vérification de la présence d'une fourmis sur la même case et de l"l'ingestion" de ces fourmis.</text:p>
      <text:p text:style-name="P2"/>
      <text:p text:style-name="P5">Les exceptions :</text:p>
      <text:p text:style-name="P2">On a choisi l'utilisation des exceptions pour traiter les cas particuliers. En effet, c'est la manière la plus simple de faire apparaître ces cas et de les traiter par la suite. De plus les fourmis disparaissent lorsqu'elles déclenchent un événement de type Exception et donc cela nous évite d'avoir à gérer leur suppression.</text:p>
      <text:p text:style-name="P2">Nous avons choisi trois classe de type exceptions (BordureException, DirectionInvalideException, TourantInvalideException) pour notre programme, qui traitent respectivement : </text:p>
      <text:p text:style-name="P2"><text:tab/>- Le cas où une fourmi touche une bordure ;</text:p>
      <text:p text:style-name="P2"><text:tab/>- Le cas où une fourmi emprunte une mauvaise direction ;</text:p>
      <text:p text:style-name="P2"><text:tab/>- Le cas où une fourmi une fourmis ne tourne pas dans une direction proposée ;</text:p>
      <text:p text:style-name="P2"/>
      <text:p text:style-name="P6">Les variables de classes :</text:p>
      <text:p text:style-name="P3">Nous avons utilisés des variables de classes static pour les champs indispensables dans la classe fourmi afin d'éviter des problèmes liés à un changement de valeur causé par une autre classe FourmiCouleur (qui utilise ces mêmes variables).</text:p>
      <text:p text:style-name="P3"/>
      <text:p text:style-name="P6"><text:soft-page-break/>Le schéma de FourmiCouleur :</text:p>
      <text:p text:style-name="P3">En utilisant un schéma prédéfinis pour chaque fourmi, nous avons simplifié au possible la création de chacune d'entre elles. Elles utilisent toutes (sauf quelques exceptions) les méthodes <text:s/>déplacement(), tournant(), couleur(), uneEtape() ayant subit quelques modifications pour les différentes couleurs de fourmis afin de modifier leurs comportements.</text:p>
      <text:p text:style-name="P3"/>
      <text:p text:style-name="P6">Le mode automatique :</text:p>
      <text:p text:style-name="P1"><text:span text:style-name="T2">N'ayant pas réussi à implémenter un bouton 'suivant' dans notre interface pour faire défiler chaque étape du programme une à une, no</text:span><text:span text:style-name="T1">tre choix s'est donc porté sur un mode automatique de l'exécution. <text:s/>Finalement ce choix c'est montré plus efficace et pratique pour tester le programme.</text:span></text:p>
      <text:p text:style-name="P2"/>
      <text:p text:style-name="P2"/>
      <text:p text:style-name="P4"><text:span text:style-name="T4">III - </text:span>Les difficultés rencontrées :</text:p>
      <text:p text:style-name="P5">Interface :</text:p>
      <text:p text:style-name="P2">La création de l'interface du programme, que ce soit les fenêtre de type JPanel (pour les paramètres) ou la fenêtre de base avec la grille de déplacement des fourmis ne nous a pas posé de problèmes particuliers. En revanche la tentative d'ajout de bouton tel qu'un bouton 'suivant', 'pause', 'reset' à été laborieuse et nous avons donc finis par implémenter un mode automatique classique sans gestion de l'exécution en direct du programme.</text:p>
      <text:p text:style-name="P2"/>
      <text:p text:style-name="P5">FourmiViolette :</text:p>
      <text:p text:style-name="P2">La fourmi violette dîte "cannibale" nous a posé quelques problèmes. Au départ nous avons seulement réussi à créer une fourmi qui se mangeait elle-même, ses déplacements était inexistants et était donc inutile. Ce problème a fini par être réglé et nous avons réussi à implémenter la fourmi violette de telle manière qu'elle ne puisse manger une autre fourmi cannibale.</text:p>
      <text:p text:style-name="P2"/>
      <text:p text:style-name="P5">Liste de fourmi 'unique' :</text:p>
      <text:p text:style-name="P2">Une difficulté majeure dans notre programme à été l'implémentation des fourmis. Nous sommes passé par plusieurs phases avec différents types <text:span text:style-name="T4">d’implémentations</text:span> mais cela n'a jamais été concluant pour appliquer ce qu'on avait imaginé.</text:p>
      <text:p text:style-name="P2">Au début nous avons voulu créé une seule liste pour toute les fourmis pour ensuite les <text:span text:style-name="T4">implémenter</text:span> en fonction de <text:span text:style-name="T5">leur</text:span> couleur. <text:span text:style-name="T5">Comme cela </text:span><text:s/><text:span text:style-name="T5">n'était pas simple à utiliser, nous avons voulu essayer de les impémenter à l'aide d'un tableau ; </text:span>mais comme dit ci-dessus, cela n'a pas été très probant <text:span text:style-name="T5">non plus</text:span>. A<text:span text:style-name="T5">insi</text:span> nous avons revu l'architecture de nos fourmis afin que chacune des classes de FourmiCouleur possède sa propre liste de fourmis, <text:span text:style-name="T5">ce qui était beaucoup plus adapté à ce qu'on rechercha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4-23T15:06:34.926000000</dc:date>
    <meta:editing-duration>P0D</meta:editing-duration>
    <meta:editing-cycles>2</meta:editing-cycles>
    <meta:generator>LibreOffice/4.1.4.2$Windows_x86 LibreOffice_project/0a0440ccc0227ad9829de5f46be37cfb6edcf72</meta:generator>
    <meta:document-statistic meta:table-count="0" meta:image-count="0" meta:object-count="0" meta:page-count="4" meta:paragraph-count="60" meta:word-count="1359" meta:character-count="8638" meta:non-whitespace-character-count="7326"/>
  </office:meta>
</office:document-meta>
</file>